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ca26" officeooo:paragraph-rsid="000dca26"/>
    </style:style>
    <style:style style:name="P2" style:family="paragraph" style:parent-style-name="Standard" style:list-style-name="L2">
      <style:text-properties officeooo:rsid="001036cf" officeooo:paragraph-rsid="001036cf"/>
    </style:style>
    <style:style style:name="P3" style:family="paragraph" style:parent-style-name="Standard" style:list-style-name="L2">
      <style:text-properties officeooo:rsid="00106d47" officeooo:paragraph-rsid="00106d47"/>
    </style:style>
    <style:style style:name="P4" style:family="paragraph" style:parent-style-name="Standard" style:list-style-name="L2">
      <style:text-properties officeooo:rsid="00107112" officeooo:paragraph-rsid="00107112"/>
    </style:style>
    <style:style style:name="P5" style:family="paragraph" style:parent-style-name="Standard" style:list-style-name="L2">
      <style:text-properties officeooo:rsid="0012328d" officeooo:paragraph-rsid="0012328d"/>
    </style:style>
    <style:style style:name="P6" style:family="paragraph" style:parent-style-name="Standard" style:list-style-name="L2">
      <style:text-properties officeooo:rsid="0013768b" officeooo:paragraph-rsid="0013768b"/>
    </style:style>
    <style:style style:name="P7" style:family="paragraph" style:parent-style-name="Standard" style:list-style-name="L2">
      <style:text-properties officeooo:rsid="001451b0" officeooo:paragraph-rsid="001451b0"/>
    </style:style>
    <style:style style:name="P8" style:family="paragraph" style:parent-style-name="Standard" style:list-style-name="L2">
      <style:text-properties officeooo:rsid="00163c3f" officeooo:paragraph-rsid="00163c3f"/>
    </style:style>
    <style:style style:name="P9" style:family="paragraph" style:parent-style-name="Standard" style:list-style-name="L2">
      <style:text-properties officeooo:rsid="001771d0" officeooo:paragraph-rsid="001771d0"/>
    </style:style>
    <style:style style:name="P10" style:family="paragraph" style:parent-style-name="Standard" style:list-style-name="L2">
      <style:text-properties officeooo:rsid="0018398b" officeooo:paragraph-rsid="0018398b"/>
    </style:style>
    <style:style style:name="P11" style:family="paragraph" style:parent-style-name="Standard" style:list-style-name="L2">
      <style:text-properties officeooo:rsid="001a1b33" officeooo:paragraph-rsid="001a1b33"/>
    </style:style>
    <style:style style:name="P12" style:family="paragraph" style:parent-style-name="Standard" style:list-style-name="L2">
      <style:text-properties officeooo:rsid="001ca444" officeooo:paragraph-rsid="001ca444"/>
    </style:style>
    <style:style style:name="P13" style:family="paragraph" style:parent-style-name="Standard" style:list-style-name="L2">
      <style:text-properties officeooo:rsid="001ccded" officeooo:paragraph-rsid="001ccded"/>
    </style:style>
    <style:style style:name="P14" style:family="paragraph" style:parent-style-name="Standard" style:list-style-name="L2">
      <style:text-properties officeooo:rsid="001d64e2" officeooo:paragraph-rsid="001d64e2"/>
    </style:style>
    <style:style style:name="P15" style:family="paragraph" style:parent-style-name="Standard" style:list-style-name="L2">
      <style:text-properties officeooo:rsid="001e9b97" officeooo:paragraph-rsid="001e9b97"/>
    </style:style>
    <style:style style:name="P16" style:family="paragraph" style:parent-style-name="Standard" style:list-style-name="L2">
      <style:text-properties officeooo:rsid="0020724b" officeooo:paragraph-rsid="0020724b"/>
    </style:style>
    <style:style style:name="P17" style:family="paragraph" style:parent-style-name="Standard" style:list-style-name="L2">
      <style:text-properties officeooo:rsid="0020b57a" officeooo:paragraph-rsid="0020b57a"/>
    </style:style>
    <style:style style:name="P18" style:family="paragraph" style:parent-style-name="Standard" style:list-style-name="L2">
      <style:text-properties officeooo:rsid="00230f51" officeooo:paragraph-rsid="00230f51"/>
    </style:style>
    <style:style style:name="P19" style:family="paragraph" style:parent-style-name="Standard" style:list-style-name="L2">
      <style:text-properties officeooo:rsid="00241e8c" officeooo:paragraph-rsid="00241e8c"/>
    </style:style>
    <style:style style:name="P20" style:family="paragraph" style:parent-style-name="Standard" style:list-style-name="L2">
      <style:text-properties officeooo:rsid="0024dace" officeooo:paragraph-rsid="0024dace"/>
    </style:style>
    <style:style style:name="P21" style:family="paragraph" style:parent-style-name="Standard" style:list-style-name="L2">
      <style:text-properties officeooo:rsid="00268841" officeooo:paragraph-rsid="00268841"/>
    </style:style>
    <style:style style:name="P22" style:family="paragraph" style:parent-style-name="Standard" style:list-style-name="L2">
      <style:text-properties officeooo:rsid="0027b75f" officeooo:paragraph-rsid="0027b75f"/>
    </style:style>
    <style:style style:name="P23" style:family="paragraph" style:parent-style-name="Standard" style:list-style-name="L2">
      <style:text-properties officeooo:rsid="002931f0" officeooo:paragraph-rsid="002931f0"/>
    </style:style>
    <style:style style:name="P24" style:family="paragraph" style:parent-style-name="Standard" style:list-style-name="L2">
      <style:text-properties officeooo:rsid="002a1d26" officeooo:paragraph-rsid="002a1d26"/>
    </style:style>
    <style:style style:name="P25" style:family="paragraph" style:parent-style-name="Standard" style:list-style-name="L2">
      <style:text-properties officeooo:rsid="002b2fe5" officeooo:paragraph-rsid="002b2fe5"/>
    </style:style>
    <style:style style:name="P26" style:family="paragraph" style:parent-style-name="Standard" style:list-style-name="L2">
      <style:text-properties officeooo:rsid="002c04d2" officeooo:paragraph-rsid="002c04d2"/>
    </style:style>
    <style:style style:name="P27" style:family="paragraph" style:parent-style-name="Standard" style:list-style-name="L2">
      <style:text-properties officeooo:rsid="002dd332" officeooo:paragraph-rsid="002dd332"/>
    </style:style>
    <style:style style:name="P28" style:family="paragraph" style:parent-style-name="Standard" style:list-style-name="L2">
      <style:text-properties officeooo:rsid="00306d6e" officeooo:paragraph-rsid="00306d6e"/>
    </style:style>
    <style:style style:name="P29" style:family="paragraph" style:parent-style-name="Standard" style:list-style-name="L2">
      <style:text-properties officeooo:rsid="0030eed2" officeooo:paragraph-rsid="0030eed2"/>
    </style:style>
    <style:style style:name="P30" style:family="paragraph" style:parent-style-name="Standard" style:list-style-name="L2">
      <style:text-properties officeooo:rsid="00331eb4" officeooo:paragraph-rsid="00331eb4"/>
    </style:style>
    <style:style style:name="P31" style:family="paragraph" style:parent-style-name="Standard" style:list-style-name="L2">
      <style:text-properties officeooo:rsid="0033f738" officeooo:paragraph-rsid="0033f738"/>
    </style:style>
    <style:style style:name="P32" style:family="paragraph" style:parent-style-name="Standard" style:list-style-name="L2">
      <style:text-properties officeooo:rsid="00351dff" officeooo:paragraph-rsid="00351dff"/>
    </style:style>
    <style:style style:name="P33" style:family="paragraph" style:parent-style-name="Standard" style:list-style-name="L2">
      <style:text-properties officeooo:rsid="0036f635" officeooo:paragraph-rsid="0036f635"/>
    </style:style>
    <style:style style:name="P34" style:family="paragraph" style:parent-style-name="Standard" style:list-style-name="L2">
      <style:text-properties officeooo:rsid="00383a95" officeooo:paragraph-rsid="00383a95"/>
    </style:style>
    <style:style style:name="P35" style:family="paragraph" style:parent-style-name="Standard" style:list-style-name="L2">
      <style:text-properties officeooo:rsid="003a0e78" officeooo:paragraph-rsid="003a0e78"/>
    </style:style>
    <style:style style:name="P36" style:family="paragraph" style:parent-style-name="Standard" style:list-style-name="L2">
      <style:text-properties officeooo:rsid="003b36a1" officeooo:paragraph-rsid="003b36a1"/>
    </style:style>
    <style:style style:name="P37" style:family="paragraph" style:parent-style-name="Standard" style:list-style-name="L2">
      <style:text-properties officeooo:rsid="003e46af" officeooo:paragraph-rsid="003e46af"/>
    </style:style>
    <style:style style:name="P38" style:family="paragraph" style:parent-style-name="Standard" style:list-style-name="L2">
      <style:text-properties officeooo:rsid="003eebce" officeooo:paragraph-rsid="003eebce"/>
    </style:style>
    <style:style style:name="P39" style:family="paragraph" style:parent-style-name="Standard" style:list-style-name="L2">
      <style:text-properties officeooo:rsid="0040c7e3" officeooo:paragraph-rsid="0040c7e3"/>
    </style:style>
    <style:style style:name="P40" style:family="paragraph" style:parent-style-name="Standard" style:list-style-name="L2">
      <style:text-properties officeooo:rsid="00431166" officeooo:paragraph-rsid="00431166"/>
    </style:style>
    <style:style style:name="P41" style:family="paragraph" style:parent-style-name="Standard" style:list-style-name="L2">
      <style:text-properties officeooo:rsid="0043fda2" officeooo:paragraph-rsid="0043fda2"/>
    </style:style>
    <style:style style:name="P42" style:family="paragraph" style:parent-style-name="Standard" style:list-style-name="L2">
      <style:text-properties officeooo:rsid="004674ab" officeooo:paragraph-rsid="004674ab"/>
    </style:style>
    <style:style style:name="P43" style:family="paragraph" style:parent-style-name="Standard" style:list-style-name="L2">
      <style:text-properties officeooo:rsid="004698e8" officeooo:paragraph-rsid="004698e8"/>
    </style:style>
    <style:style style:name="P44" style:family="paragraph" style:parent-style-name="Standard" style:list-style-name="L2">
      <style:text-properties officeooo:rsid="00476394" officeooo:paragraph-rsid="00476394"/>
    </style:style>
    <style:style style:name="P45" style:family="paragraph" style:parent-style-name="Standard" style:list-style-name="L2">
      <style:text-properties officeooo:rsid="0048dd12" officeooo:paragraph-rsid="0048dd12"/>
    </style:style>
    <style:style style:name="P46" style:family="paragraph" style:parent-style-name="Standard" style:list-style-name="L2">
      <style:text-properties officeooo:rsid="004bbcbf" officeooo:paragraph-rsid="004bbcbf"/>
    </style:style>
    <style:style style:name="P47" style:family="paragraph" style:parent-style-name="Standard" style:list-style-name="L2">
      <style:text-properties officeooo:rsid="004d858b" officeooo:paragraph-rsid="004d858b"/>
    </style:style>
    <style:style style:name="P48" style:family="paragraph" style:parent-style-name="Standard" style:list-style-name="L2">
      <style:text-properties officeooo:rsid="004db56d" officeooo:paragraph-rsid="004db56d"/>
    </style:style>
    <style:style style:name="P49" style:family="paragraph" style:parent-style-name="Standard" style:list-style-name="L2">
      <style:text-properties officeooo:rsid="004f2f53" officeooo:paragraph-rsid="004f2f53"/>
    </style:style>
    <style:style style:name="P50" style:family="paragraph" style:parent-style-name="Standard" style:list-style-name="L2">
      <style:text-properties officeooo:rsid="0051eb7d" officeooo:paragraph-rsid="0051eb7d"/>
    </style:style>
    <style:style style:name="P51" style:family="paragraph" style:parent-style-name="Standard" style:list-style-name="L3">
      <style:text-properties officeooo:paragraph-rsid="0051eb7d"/>
    </style:style>
    <style:style style:name="P52" style:family="paragraph" style:parent-style-name="Standard" style:list-style-name="L3">
      <style:text-properties officeooo:rsid="0052fd4b" officeooo:paragraph-rsid="0052fd4b"/>
    </style:style>
    <style:style style:name="P53" style:family="paragraph" style:parent-style-name="Standard" style:list-style-name="L4">
      <style:text-properties officeooo:rsid="0054cf39" officeooo:paragraph-rsid="0054cf39"/>
    </style:style>
    <style:style style:name="P54" style:family="paragraph" style:parent-style-name="Standard" style:list-style-name="L4">
      <style:text-properties officeooo:rsid="00555c44" officeooo:paragraph-rsid="00555c44"/>
    </style:style>
    <style:style style:name="P55" style:family="paragraph" style:parent-style-name="Standard" style:list-style-name="L4">
      <style:text-properties officeooo:rsid="005710f5" officeooo:paragraph-rsid="005710f5"/>
    </style:style>
    <style:style style:name="P56" style:family="paragraph" style:parent-style-name="Standard" style:list-style-name="L4">
      <style:text-properties officeooo:rsid="00585f73" officeooo:paragraph-rsid="00585f73"/>
    </style:style>
    <style:style style:name="P57" style:family="paragraph" style:parent-style-name="Standard" style:list-style-name="L4">
      <style:text-properties officeooo:rsid="00592085" officeooo:paragraph-rsid="00592085"/>
    </style:style>
    <style:style style:name="P58" style:family="paragraph" style:parent-style-name="Standard" style:list-style-name="L4">
      <style:text-properties officeooo:rsid="005a28f2" officeooo:paragraph-rsid="005a28f2"/>
    </style:style>
    <style:style style:name="P59" style:family="paragraph" style:parent-style-name="Standard" style:list-style-name="L4">
      <style:text-properties officeooo:rsid="005bf920" officeooo:paragraph-rsid="005bf920"/>
    </style:style>
    <style:style style:name="P60" style:family="paragraph" style:parent-style-name="Standard" style:list-style-name="L4">
      <style:text-properties officeooo:rsid="005ce778" officeooo:paragraph-rsid="005ce778"/>
    </style:style>
    <style:style style:name="P61" style:family="paragraph" style:parent-style-name="Standard" style:list-style-name="L4">
      <style:text-properties officeooo:rsid="006035fd" officeooo:paragraph-rsid="006035fd"/>
    </style:style>
    <style:style style:name="P62" style:family="paragraph" style:parent-style-name="Standard" style:list-style-name="L4">
      <style:text-properties officeooo:rsid="0060bd1b" officeooo:paragraph-rsid="0060bd1b"/>
    </style:style>
    <style:style style:name="P63" style:family="paragraph" style:parent-style-name="Standard" style:list-style-name="L4">
      <style:text-properties officeooo:rsid="006341c3" officeooo:paragraph-rsid="006341c3"/>
    </style:style>
    <style:style style:name="P64" style:family="paragraph" style:parent-style-name="Standard" style:list-style-name="L4">
      <style:text-properties officeooo:rsid="00639462" officeooo:paragraph-rsid="00639462"/>
    </style:style>
    <style:style style:name="P65" style:family="paragraph" style:parent-style-name="Standard" style:list-style-name="L4">
      <style:text-properties officeooo:rsid="006596f1" officeooo:paragraph-rsid="0066f902"/>
    </style:style>
    <style:style style:name="P66" style:family="paragraph" style:parent-style-name="Standard" style:list-style-name="L4">
      <style:text-properties officeooo:rsid="006ba436" officeooo:paragraph-rsid="006ba436"/>
    </style:style>
    <style:style style:name="P67" style:family="paragraph" style:parent-style-name="Standard" style:list-style-name="L4">
      <style:text-properties officeooo:rsid="006cb02c" officeooo:paragraph-rsid="006cb02c"/>
    </style:style>
    <style:style style:name="P68" style:family="paragraph" style:parent-style-name="Standard" style:list-style-name="L4">
      <style:text-properties officeooo:rsid="006ed7cb" officeooo:paragraph-rsid="006ed7cb"/>
    </style:style>
    <style:style style:name="P69" style:family="paragraph" style:parent-style-name="Standard" style:list-style-name="L4">
      <style:text-properties officeooo:rsid="007029e5" officeooo:paragraph-rsid="007029e5"/>
    </style:style>
    <style:style style:name="P70" style:family="paragraph" style:parent-style-name="Standard" style:list-style-name="L4">
      <style:text-properties officeooo:rsid="007192a2" officeooo:paragraph-rsid="007192a2"/>
    </style:style>
    <style:style style:name="P71" style:family="paragraph" style:parent-style-name="Standard" style:list-style-name="L4">
      <style:text-properties officeooo:rsid="00730333" officeooo:paragraph-rsid="00730333"/>
    </style:style>
    <style:style style:name="P72" style:family="paragraph" style:parent-style-name="Standard">
      <style:text-properties officeooo:rsid="0073cee9" officeooo:paragraph-rsid="0073cee9"/>
    </style:style>
    <style:style style:name="P73" style:family="paragraph" style:parent-style-name="Standard">
      <style:text-properties officeooo:rsid="007b16cb" officeooo:paragraph-rsid="007b16cb"/>
    </style:style>
    <style:style style:name="P74" style:family="paragraph" style:parent-style-name="Standard" style:list-style-name="L5">
      <style:text-properties officeooo:rsid="007bdb45" officeooo:paragraph-rsid="007bdb45"/>
    </style:style>
    <style:style style:name="P75" style:family="paragraph" style:parent-style-name="Standard" style:list-style-name="L5">
      <style:text-properties officeooo:rsid="007d50b5" officeooo:paragraph-rsid="007d50b5"/>
    </style:style>
    <style:style style:name="P76" style:family="paragraph" style:parent-style-name="Standard" style:list-style-name="L5">
      <style:text-properties officeooo:rsid="007d6538" officeooo:paragraph-rsid="007d6538"/>
    </style:style>
    <style:style style:name="P77" style:family="paragraph" style:parent-style-name="Standard" style:list-style-name="L5">
      <style:text-properties officeooo:rsid="007f19a5" officeooo:paragraph-rsid="007ff85f"/>
    </style:style>
    <style:style style:name="P78" style:family="paragraph" style:parent-style-name="Standard" style:list-style-name="L5">
      <style:text-properties officeooo:rsid="0081746a" officeooo:paragraph-rsid="0081746a"/>
    </style:style>
    <style:style style:name="P79" style:family="paragraph" style:parent-style-name="Standard" style:list-style-name="L5">
      <style:text-properties officeooo:rsid="00820056" officeooo:paragraph-rsid="00820056"/>
    </style:style>
    <style:style style:name="P80" style:family="paragraph" style:parent-style-name="Standard" style:list-style-name="L5">
      <style:text-properties officeooo:rsid="00884561" officeooo:paragraph-rsid="00884561"/>
    </style:style>
    <style:style style:name="P81" style:family="paragraph" style:parent-style-name="Standard" style:list-style-name="L5">
      <style:text-properties officeooo:rsid="008c2d80" officeooo:paragraph-rsid="008c2d80"/>
    </style:style>
    <style:style style:name="P82" style:family="paragraph" style:parent-style-name="Standard" style:list-style-name="L5">
      <style:text-properties officeooo:rsid="008df5a8" officeooo:paragraph-rsid="008df5a8"/>
    </style:style>
    <style:style style:name="P83" style:family="paragraph" style:parent-style-name="Standard" style:list-style-name="L5">
      <style:text-properties officeooo:rsid="008edec3" officeooo:paragraph-rsid="008edec3"/>
    </style:style>
    <style:style style:name="P84" style:family="paragraph" style:parent-style-name="Standard" style:list-style-name="L5">
      <style:text-properties officeooo:rsid="008f9db7" officeooo:paragraph-rsid="008f9db7"/>
    </style:style>
    <style:style style:name="P85" style:family="paragraph" style:parent-style-name="Standard" style:list-style-name="L6">
      <style:text-properties officeooo:rsid="0090a31c" officeooo:paragraph-rsid="0090a31c"/>
    </style:style>
    <style:style style:name="P86" style:family="paragraph" style:parent-style-name="Standard" style:list-style-name="L7">
      <style:text-properties officeooo:paragraph-rsid="0090a31c"/>
    </style:style>
    <style:style style:name="P87" style:family="paragraph" style:parent-style-name="Standard" style:list-style-name="L7">
      <style:text-properties officeooo:rsid="0092682d" officeooo:paragraph-rsid="0092682d"/>
    </style:style>
    <style:style style:name="P88" style:family="paragraph" style:parent-style-name="Standard" style:list-style-name="L7">
      <style:text-properties officeooo:rsid="009329c1" officeooo:paragraph-rsid="009329c1"/>
    </style:style>
    <style:style style:name="P89" style:family="paragraph" style:parent-style-name="Standard" style:list-style-name="L7">
      <style:text-properties officeooo:rsid="0094ebac" officeooo:paragraph-rsid="0094ebac"/>
    </style:style>
    <style:style style:name="P90" style:family="paragraph" style:parent-style-name="Standard" style:list-style-name="L7">
      <style:text-properties officeooo:rsid="00960329" officeooo:paragraph-rsid="00960329"/>
    </style:style>
    <style:style style:name="P91" style:family="paragraph" style:parent-style-name="Standard" style:list-style-name="L7">
      <style:text-properties officeooo:rsid="009619d0" officeooo:paragraph-rsid="009619d0"/>
    </style:style>
    <style:style style:name="P92" style:family="paragraph" style:parent-style-name="Standard" style:list-style-name="L7">
      <style:text-properties officeooo:rsid="00972283" officeooo:paragraph-rsid="00972283"/>
    </style:style>
    <style:style style:name="P93" style:family="paragraph" style:parent-style-name="Standard" style:list-style-name="L7">
      <style:text-properties officeooo:rsid="0097d80a" officeooo:paragraph-rsid="0097d80a"/>
    </style:style>
    <style:style style:name="P94" style:family="paragraph" style:parent-style-name="Standard" style:list-style-name="L7">
      <style:text-properties officeooo:rsid="009f2067" officeooo:paragraph-rsid="009f2067"/>
    </style:style>
    <style:style style:name="P95" style:family="paragraph" style:parent-style-name="Standard" style:list-style-name="L7">
      <style:text-properties officeooo:rsid="00a10fb5" officeooo:paragraph-rsid="00a10fb5"/>
    </style:style>
    <style:style style:name="P96" style:family="paragraph" style:parent-style-name="Standard" style:list-style-name="L7">
      <style:text-properties officeooo:rsid="00a31f49" officeooo:paragraph-rsid="00a31f49"/>
    </style:style>
    <style:style style:name="P97" style:family="paragraph" style:parent-style-name="Standard" style:list-style-name="L7">
      <style:text-properties officeooo:rsid="00a3dab6" officeooo:paragraph-rsid="00a3dab6"/>
    </style:style>
    <style:style style:name="P98" style:family="paragraph" style:parent-style-name="Standard" style:list-style-name="L7">
      <style:text-properties officeooo:rsid="00a57444" officeooo:paragraph-rsid="00a57444"/>
    </style:style>
    <style:style style:name="P99" style:family="paragraph" style:parent-style-name="Standard" style:list-style-name="L7">
      <style:text-properties officeooo:rsid="00a85757" officeooo:paragraph-rsid="00a85757"/>
    </style:style>
    <style:style style:name="P100" style:family="paragraph" style:parent-style-name="Standard" style:list-style-name="L7">
      <style:text-properties officeooo:rsid="00a9d259" officeooo:paragraph-rsid="00a9d259"/>
    </style:style>
    <style:style style:name="P101" style:family="paragraph" style:parent-style-name="Standard" style:list-style-name="L7">
      <style:text-properties officeooo:rsid="00abb8ef" officeooo:paragraph-rsid="00abb8ef"/>
    </style:style>
    <style:style style:name="P102" style:family="paragraph" style:parent-style-name="Standard" style:list-style-name="L7">
      <style:text-properties officeooo:rsid="00acb55e" officeooo:paragraph-rsid="00acb55e"/>
    </style:style>
    <style:style style:name="P103" style:family="paragraph" style:parent-style-name="Standard" style:list-style-name="L7">
      <style:text-properties officeooo:rsid="00ae3315" officeooo:paragraph-rsid="00ae3315"/>
    </style:style>
    <style:style style:name="P10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73cee9" officeooo:paragraph-rsid="0073cee9"/>
    </style:style>
    <style:style style:name="T1" style:family="text">
      <style:text-properties officeooo:rsid="002bfd69"/>
    </style:style>
    <style:style style:name="T2" style:family="text">
      <style:text-properties officeooo:rsid="002c6b07"/>
    </style:style>
    <style:style style:name="T3" style:family="text">
      <style:text-properties officeooo:rsid="002f1537"/>
    </style:style>
    <style:style style:name="T4" style:family="text">
      <style:text-properties officeooo:rsid="0030edc6"/>
    </style:style>
    <style:style style:name="T5" style:family="text">
      <style:text-properties officeooo:rsid="0037c86f"/>
    </style:style>
    <style:style style:name="T6" style:family="text">
      <style:text-properties officeooo:rsid="004a5383"/>
    </style:style>
    <style:style style:name="T7" style:family="text">
      <style:text-properties officeooo:rsid="0051eb7d"/>
    </style:style>
    <style:style style:name="T8" style:family="text">
      <style:text-properties officeooo:rsid="0061ab0c"/>
    </style:style>
    <style:style style:name="T9" style:family="text">
      <style:text-properties officeooo:rsid="0066f902"/>
    </style:style>
    <style:style style:name="T10" style:family="text">
      <style:text-properties officeooo:rsid="0071cbbb"/>
    </style:style>
    <style:style style:name="T11" style:family="text">
      <style:text-properties officeooo:rsid="007333d4"/>
    </style:style>
    <style:style style:name="T12" style:family="text">
      <style:text-properties officeooo:rsid="0074fefb"/>
    </style:style>
    <style:style style:name="T13" style:family="text">
      <style:text-properties officeooo:rsid="007ff85f"/>
    </style:style>
    <style:style style:name="T14" style:family="text">
      <style:text-properties officeooo:rsid="008a31e8"/>
    </style:style>
    <style:style style:name="T15" style:family="text">
      <style:text-properties officeooo:rsid="0090a31c"/>
    </style:style>
    <style:style style:name="T16" style:family="text">
      <style:text-properties officeooo:rsid="00a75c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3: <text:s/><text:span text:style-name="T12">WorldFIP, En sanntids-protokoll</text:span></text:p>
      <text:p text:style-name="P1"/>
      <text:p text:style-name="P1"/>
      <text:list xml:id="list8835833522035988188" text:style-name="L2">
        <text:list-item>
          <text:p text:style-name="P2">Basic choices</text:p>
          <text:list>
            <text:list-item>
              <text:p text:style-name="P3">Sanntidssystemer består av state infomation som overføres på en syklisk eller periodisk måte, men ikke event-overføring. </text:p>
            </text:list-item>
          </text:list>
        </text:list-item>
        <text:list-item>
          <text:p text:style-name="P4">All informasjon kringkastes</text:p>
          <text:list>
            <text:list-item>
              <text:p text:style-name="P5">Alle noder deler en felles buss</text:p>
            </text:list-item>
          </text:list>
        </text:list-item>
        <text:list-item>
          <text:p text:style-name="P6">To typer trafikk </text:p>
          <text:list>
            <text:list-item>
              <text:p text:style-name="P6">Sanntid og ikke-sanntid </text:p>
            </text:list-item>
            <text:list-item>
              <text:p text:style-name="P7">Vi skal ikke identifisere kilden eller destinasjonen av informasjonen</text:p>
            </text:list-item>
          </text:list>
        </text:list-item>
        <text:list-item>
          <text:p text:style-name="P8">En sender, og et antall concumers </text:p>
          <text:list>
            <text:list-item>
              <text:p text:style-name="P9">Infomasjonen er ikke queued</text:p>
            </text:list-item>
            <text:list-item>
              <text:p text:style-name="P10">Det er en buffer mellom producer og nett, og en mellom nett og concumers<text:tab/><text:tab/></text:p>
              <text:list>
                <text:list-item>
                  <text:p text:style-name="P11">Hvis produceren produserer raskere enn nettet kan håndtere vil ikke meldingen bli queued, men den vil heller skrive over den forige meldingen i bufferen </text:p>
                  <text:list>
                    <text:list-item>
                      <text:p text:style-name="P22">Dette gjelder for hver variabel den overfører</text:p>
                    </text:list-item>
                  </text:list>
                </text:list-item>
                <text:list-item>
                  <text:p text:style-name="P11">Vi foretar ikke retransmits</text:p>
                  <text:list>
                    <text:list-item>
                      <text:p text:style-name="P12">=&gt; Det er få feil i disse nettene </text:p>
                    </text:list-item>
                    <text:list-item>
                      <text:p text:style-name="P12">=&gt; Det er ingen ACKS</text:p>
                    </text:list-item>
                    <text:list-item>
                      <text:p text:style-name="P13">Concumeren får måter å finne ut av hvor gammel informasjonen er, slik at de ikke concumer noe som er for gammelt </text:p>
                    </text:list-item>
                  </text:list>
                </text:list-item>
                <text:list-item>
                  <text:p text:style-name="P14">Vi antar at det ikke er noen dynamiske egenskaper i nettverket. </text:p>
                  <text:list>
                    <text:list-item>
                      <text:p text:style-name="P15">Vi antar også at vi kjenner til størrelsen på nettet.</text:p>
                    </text:list-item>
                  </text:list>
                </text:list-item>
                <text:list-item>
                  <text:p text:style-name="P16">Alle variabler som overføres i sann-tid og karakteristikkene deres (periode, relasjon til andre overføringer) er kjent på forhånd </text:p>
                </text:list-item>
                <text:list-item>
                  <text:p text:style-name="P17">Respons-tiden er bounded mellom 10 og 70 bit times </text:p>
                  <text:list>
                    <text:list-item>
                      <text:p text:style-name="P18">Det er en del systemer som ikke lager slike bounds, så de gir ingen muligheter for å regne på dt i sanntid </text:p>
                    </text:list-item>
                  </text:list>
                </text:list-item>
                <text:list-item>
                  <text:p text:style-name="P19">Transfer periods kan variere, men alle må være en heltallsmultippel av en basic period </text:p>
                </text:list-item>
                <text:list-item>
                  <text:p text:style-name="P20">Det er plass for non-real-time trafic </text:p>
                  <text:list>
                    <text:list-item>
                      <text:p text:style-name="P21">MMS (Manufacturing Message Specification)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Om en concumer kommer og leser verdien ofte vil den se samme verdien flere ganger, om den kommer skjeldent vil den gå glipp av en del verdier</text:p>
          <text:list>
            <text:list-item>
              <text:p text:style-name="P23">=&gt; Vi må ha noe som sier til concumeren om noe er nytt eller gammelt</text:p>
            </text:list-item>
          </text:list>
        </text:list-item>
        <text:list-item>
          <text:p text:style-name="P24">Fysiske laget </text:p>
          <text:list>
            <text:list-item>
              <text:p text:style-name="P25">Twisted pairs, <text:span text:style-name="T1">eller optical fibers </text:span></text:p>
            </text:list-item>
            <text:list-item>
              <text:p text:style-name="P26">3 hastighetsklasser <text:span text:style-name="T2">S1 </text:span>(31.25kbps), <text:span text:style-name="T2">S2 </text:span>(1Mbsp), <text:s/><text:span text:style-name="T2">S3 </text:span>(2.5 Mbps)</text:p>
            </text:list-item>
          </text:list>
        </text:list-item>
        <text:list-item>
          <text:p text:style-name="P27">Antall elementer og rekkevidder er begrenset av </text:p>
          <text:list>
            <text:list-item>
              <text:p text:style-name="P27">Propagation time <text:span text:style-name="T4">Tp</text:span></text:p>
              <text:list>
                <text:list-item>
                  <text:p text:style-name="P29">Vamøogvos Tp &lt; 20 Tbit</text:p>
                </text:list-item>
              </text:list>
            </text:list-item>
            <text:list-item>
              <text:p text:style-name="P27">Tap og forvrenginger i kabler </text:p>
            </text:list-item>
            <text:list-item>
              <text:p text:style-name="P27">High, medium og low power class </text:p>
              <text:list>
                <text:list-item>
                  <text:p text:style-name="P27">High, for høe data-rater </text:p>
                </text:list-item>
                <text:list-item>
                  <text:p text:style-name="P27">Low <text:span text:style-name="T3">er </text:span><text:s/>for applikasjoner med intrinsic safety rewuirements </text:p>
                  <text:list>
                    <text:list-item>
                      <text:p text:style-name="P28">Kjemiske plants, hvor for høy spenning kn føre med seg fare for brann/eksplosjoner</text:p>
                    </text:list-item>
                  </text:list>
                </text:list-item>
              </text:list>
            </text:list-item>
            <text:list-item>
              <text:p text:style-name="P30">Coding </text:p>
              <text:list>
                <text:list-item>
                  <text:p text:style-name="P31"><text:soft-page-break/>Balanced transmission: Annet navn for differential transmission </text:p>
                </text:list-item>
                <text:list-item>
                  <text:p text:style-name="P31">Manhester encoding </text:p>
                  <text:list>
                    <text:list-item>
                      <text:p text:style-name="P32">1: Positive etterfulgt av negativ differanse</text:p>
                    </text:list-item>
                    <text:list-item>
                      <text:p text:style-name="P33">0: <text:span text:style-name="T5">Motsatt rekkefølge </text:span></text:p>
                    </text:list-item>
                  </text:list>
                </text:list-item>
                <text:list-item>
                  <text:p text:style-name="P34">Common mode: Når jord er forskjellig, som vil føre til at applikasjonen ikke fungerer. </text:p>
                  <text:list>
                    <text:list-item>
                      <text:p text:style-name="P35">Det kan også ødelegge kretsen (?). Når man har en veldig stor forskjell mellom jord</text:p>
                    </text:list-item>
                  </text:list>
                </text:list-item>
                <text:list-item>
                  <text:p text:style-name="P36">Det er ikke bit-stuffing her. </text:p>
                </text:list-item>
              </text:list>
            </text:list-item>
          </text:list>
        </text:list-item>
        <text:list-item>
          <text:p text:style-name="P37">Optical physical layer </text:p>
          <text:list>
            <text:list-item>
              <text:p text:style-name="P38">Identisk som twisted åair for </text:p>
              <text:list>
                <text:list-item>
                  <text:p text:style-name="P38">Tjenester, lpder pg transmisjons-hastigheter</text:p>
                </text:list-item>
              </text:list>
            </text:list-item>
            <text:list-item>
              <text:p text:style-name="P39">Optiske fiber er en del mer porblematisk når man vil lese fra det optiske fiberet</text:p>
              <text:list>
                <text:list-item>
                  <text:p text:style-name="P40">Man lager en leder som «Svinger inn» mot det optiske fiberet</text:p>
                  <text:list>
                    <text:list-item>
                      <text:p text:style-name="P41">Det er store tap for å høre på lederen </text:p>
                    </text:list-item>
                    <text:list-item>
                      <text:p text:style-name="P41">Begrensninger på antall noder</text:p>
                    </text:list-item>
                  </text:list>
                </text:list-item>
                <text:list-item>
                  <text:p text:style-name="P42">I stedet bruker man active coupling i stedet</text:p>
                  <text:list>
                    <text:list-item>
                      <text:p text:style-name="P43">Man lager et slgs tre ved hjelp av optical starrs </text:p>
                      <text:list>
                        <text:list-item>
                          <text:p text:style-name="P44">Det er litt som en hub </text:p>
                        </text:list-item>
                        <text:list-item>
                          <text:p text:style-name="P45">=&gt; Det er litt vanskeligere å lage <text:span text:style-name="T6">en vanlig bus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Data Link layer </text:p>
          <text:list>
            <text:list-item>
              <text:p text:style-name="P47">Utnytter det at meldinger er sykliske</text:p>
            </text:list-item>
            <text:list-item>
              <text:p text:style-name="P48">Topologien er en buss </text:p>
            </text:list-item>
            <text:list-item>
              <text:p text:style-name="P49">Det er en entity som er ansvarlig for Medium Access controll</text:p>
              <text:list>
                <text:list-item>
                  <text:p text:style-name="P49">Denne kalles BA: </text:p>
                  <text:list>
                    <text:list-item>
                      <text:p text:style-name="P49">Bus arbiter </text:p>
                    </text:list-item>
                  </text:list>
                </text:list-item>
                <text:list-item>
                  <text:p text:style-name="P50">4 steg av en melding</text:p>
                </text:list-item>
              </text:list>
            </text:list-item>
          </text:list>
        </text:list-item>
      </text:list>
      <text:list xml:id="list1866127972672981505" text:style-name="L3">
        <text:list-item>
          <text:list>
            <text:list-item>
              <text:list>
                <text:list-item>
                  <text:p text:style-name="P51"><text:span text:style-name="T7">BA kringkaster en identifier </text:span></text:p>
                </text:list-item>
                <text:list-item>
                  <text:p text:style-name="P52">Produveren svarer og alle concumers kjenner til ID_en </text:p>
                </text:list-item>
                <text:list-item>
                  <text:p text:style-name="P52">Produveren kringkaster dataen </text:p>
                </text:list-item>
                <text:list-item>
                  <text:p text:style-name="P52">Concumerene Mottar meldingene </text:p>
                </text:list-item>
              </text:list>
            </text:list-item>
          </text:list>
        </text:list-item>
      </text:list>
      <text:list xml:id="list9053626023956345216" text:style-name="L4">
        <text:list-item>
          <text:p text:style-name="P53">Data link later </text:p>
          <text:list>
            <text:list-item>
              <text:p text:style-name="P54">2 typer data transfer services </text:p>
              <text:list>
                <text:list-item>
                  <text:p text:style-name="P55">Services brukt for variable transfers</text:p>
                </text:list-item>
                <text:list-item>
                  <text:p text:style-name="P56">Tjenseter for message transfers </text:p>
                </text:list-item>
              </text:list>
            </text:list-item>
            <text:list-item>
              <text:p text:style-name="P57">2 transfer types </text:p>
              <text:list>
                <text:list-item>
                  <text:p text:style-name="P57">On request </text:p>
                </text:list-item>
                <text:list-item>
                  <text:p text:style-name="P57">Cyclic ( Utløst av bus arbiter ) </text:p>
                </text:list-item>
              </text:list>
            </text:list-item>
          </text:list>
        </text:list-item>
        <text:list-item>
          <text:p text:style-name="P58">Addressing </text:p>
          <text:list>
            <text:list-item>
              <text:p text:style-name="P59">To forskjellige adressing-spaces </text:p>
              <text:list>
                <text:list-item>
                  <text:p text:style-name="P60">For variabler</text:p>
                  <text:list>
                    <text:list-item>
                      <text:p text:style-name="P61">Identifisert av en unik identifier (16 bists) for hver variabel </text:p>
                    </text:list-item>
                    <text:list-item>
                      <text:p text:style-name="P61">Addresser er ikke rellatert til en fysisk plassering </text:p>
                    </text:list-item>
                    <text:list-item>
                      <text:p text:style-name="P62">Hver variable producer og consumer kjenner til <text:span text:style-name="T8">addressene til variablene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DLL associates </text:p>
          <text:list>
            <text:list-item>
              <text:p text:style-name="P64">B_DATproc, og B_Datcons for hver identifier for consumed variables </text:p>
            </text:list-item>
          </text:list>
        </text:list-item>
        <text:list-item>
          <text:p text:style-name="P65"><text:span text:style-name="T9">DSLL associates </text:span></text:p>
          <text:list>
            <text:list-item>
              <text:p text:style-name="P65"><text:span text:style-name="T9">F:MSG: </text:span>Det er en kø, og ikke en buffer, <text:span text:style-name="T9">for meldingne som må sendes. </text:span></text:p>
            </text:list-item>
            <text:list-item>
              <text:p text:style-name="P68">L_PUTcnf, ikke en faktisk ACK</text:p>
            </text:list-item>
          </text:list>
        </text:list-item>
        <text:list-item>
          <text:p text:style-name="P66"><text:soft-page-break/>Oppførsel </text:p>
          <text:list>
            <text:list-item>
              <text:p text:style-name="P67">Variabler </text:p>
              <text:list>
                <text:list-item>
                  <text:p text:style-name="P67"/>
                </text:list-item>
              </text:list>
            </text:list-item>
            <text:list-item>
              <text:p text:style-name="P67">Meldinger </text:p>
            </text:list-item>
          </text:list>
        </text:list-item>
        <text:list-item>
          <text:p text:style-name="P69">Alternationg bit protocol </text:p>
          <text:list>
            <text:list-item>
              <text:p text:style-name="P70">Veldig enkel måte å teste for duplikasjon. <text:span text:style-name="T10">Fungerer dårlig for pakketap </text:span></text:p>
            </text:list-item>
            <text:list-item>
              <text:p text:style-name="P71">Om Ack-en forsvinner <text:span text:style-name="T11">etter at man har mottatt en melding</text:span></text:p>
            </text:list-item>
          </text:list>
        </text:list-item>
      </text:list>
      <text:p text:style-name="P104"/>
      <text:p text:style-name="P72"/>
      <text:p text:style-name="P72"/>
      <text:p text:style-name="P72"/>
      <text:p text:style-name="P73">DEL 2</text:p>
      <text:p text:style-name="P73"/>
      <text:list xml:id="list6627316950618364648" text:style-name="L5">
        <text:list-item>
          <text:p text:style-name="P74">Bus arbiter (BA) </text:p>
          <text:list>
            <text:list-item>
              <text:p text:style-name="P75">Gjelder både for utveksjonger av meldinger og variabler </text:p>
            </text:list-item>
            <text:list-item>
              <text:p text:style-name="P76">Det er bare en som er aktiv på nettet på en gang </text:p>
              <text:list>
                <text:list-item>
                  <text:p text:style-name="P76">Det kan være backups som kan ta over om den ene krasjer</text:p>
                </text:list-item>
              </text:list>
            </text:list-item>
            <text:list-item>
              <text:p text:style-name="P77"><text:span text:style-name="T13">Triggers alle transaksjoner </text:span></text:p>
              <text:list>
                <text:list-item>
                  <text:p text:style-name="P77">Den bruker informasjonene den har</text:p>
                </text:list-item>
                <text:list-item>
                  <text:p text:style-name="P78">Men det kan komme trafikk man ikke kjente til på forhånd</text:p>
                  <text:list>
                    <text:list-item>
                      <text:p text:style-name="P78">Bare en node som overfører kan infomere bus-arbiteren om at den har en melding dne må sende</text:p>
                      <text:list>
                        <text:list-item>
                          <text:p text:style-name="P79">Den er piggybacked på trafikken som allerede sendes. </text:p>
                        </text:list-item>
                        <text:list-item>
                          <text:p text:style-name="P80">Bus arbiteren vil polle noden om det <text:span text:style-name="T14">flagget er sat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1">Operationg principle </text:p>
          <text:list>
            <text:list-item>
              <text:p text:style-name="P82">Elemental poll cycle</text:p>
              <text:list>
                <text:list-item>
                  <text:p text:style-name="P83">Varigheten av elemental poll cyclen er basis perioden som alle meldinger må være en multippel av </text:p>
                </text:list-item>
                <text:list-item>
                  <text:p text:style-name="P84">Delt opp i fire vinduer </text:p>
                </text:list-item>
              </text:list>
            </text:list-item>
          </text:list>
        </text:list-item>
      </text:list>
      <text:list xml:id="list1432616736550650268" text:style-name="L6">
        <text:list-item>
          <text:list>
            <text:list-item>
              <text:list>
                <text:list-item>
                  <text:list>
                    <text:list-item>
                      <text:p text:style-name="P85">Periodisk vindu (variablr+meldinger)</text:p>
                    </text:list-item>
                    <text:list-item>
                      <text:p text:style-name="P85">Aperiodsik vindu <text:s/>(Variabler)</text:p>
                    </text:list-item>
                    <text:list-item>
                      <text:p text:style-name="P85">Aoeriodisk vindu (Variabler) </text:p>
                    </text:list-item>
                    <text:list-item>
                      <text:p text:style-name="P85">Synkroniserings-vindu </text:p>
                    </text:list-item>
                  </text:list>
                </text:list-item>
              </text:list>
            </text:list-item>
          </text:list>
        </text:list-item>
      </text:list>
      <text:list xml:id="list8802691965760484614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6"><text:span text:style-name="T15">Den siste er der bare for for å sørge for at de er av konstant størrelse</text:span></text:p>
                        </text:list-item>
                        <text:list-item>
                          <text:p text:style-name="P87">Den sender dummy-trafic for at ingen skal tro at BA-en er død</text:p>
                        </text:list-item>
                      </text:list>
                    </text:list-item>
                  </text:list>
                </text:list-item>
                <text:list-item>
                  <text:p text:style-name="P88">Den er ofte konstant</text:p>
                </text:list-item>
                <text:list-item>
                  <text:p text:style-name="P89">Kan ikke være lengere enn den minste polling-perioden som er forespurt av brukerene </text:p>
                </text:list-item>
              </text:list>
            </text:list-item>
          </text:list>
        </text:list-item>
        <text:list-item>
          <text:p text:style-name="P90">Read/Write buffer services </text:p>
          <text:list>
            <text:list-item>
              <text:p text:style-name="P91">Det er ingen garanti for at dataene man har mottatt er ny om pruduceren har mislyktes i å oppdatere veriden </text:p>
            </text:list-item>
          </text:list>
        </text:list-item>
        <text:list-item>
          <text:p text:style-name="P92">Specified explicit request </text:p>
          <text:list>
            <text:list-item>
              <text:p text:style-name="P93">(RQ:Inhibe false)</text:p>
            </text:list-item>
          </text:list>
        </text:list-item>
        <text:list-item>
          <text:p text:style-name="P94">Det er et nett som legger stor vekt på periodisk trafikk, til forskjell fra aperiodisk trafikk </text:p>
        </text:list-item>
        <text:list-item>
          <text:p text:style-name="P95">Message transfer services </text:p>
        </text:list-item>
        <text:list-item>
          <text:p text:style-name="P96">Cyclic message transfers</text:p>
          <text:list>
            <text:list-item>
              <text:p text:style-name="P97">Det er en kø som er assosiert med hver message identifier </text:p>
              <text:list>
                <text:list-item>
                  <text:p text:style-name="P97">Overføringene gjennomføres med eller uten ack </text:p>
                </text:list-item>
              </text:list>
            </text:list-item>
          </text:list>
        </text:list-item>
        <text:list-item>
          <text:p text:style-name="P98"><text:soft-page-break/>Aperiodic message transfers<text:tab/><text:span text:style-name="T16">I stedet for at man svrer med RP_DAT_RQ svarer man med RP_DAT_MSG </text:span></text:p>
          <text:list>
            <text:list-item>
              <text:p text:style-name="P99">Bussen vil en eller annen senere gang sende ID_MSG n i det aperiodsiek vinduet, slik at den periodiske kan sende </text:p>
            </text:list-item>
          </text:list>
        </text:list-item>
        <text:list-item>
          <text:p text:style-name="P100">Frame format </text:p>
          <text:list>
            <text:list-item>
              <text:p text:style-name="P100">Preamble (8 bits for starten av pakken) </text:p>
              <text:list>
                <text:list-item>
                  <text:p text:style-name="P100">Også for å resynkronisere mottakeren </text:p>
                </text:list-item>
                <text:list-item>
                  <text:p text:style-name="P100">8 etterfølgene enere ( ok med manchester) </text:p>
                </text:list-item>
                <text:list-item>
                  <text:p text:style-name="P101">Selve pakken </text:p>
                  <text:list>
                    <text:list-item>
                      <text:p text:style-name="P101">Control information </text:p>
                    </text:list-item>
                    <text:list-item>
                      <text:p text:style-name="P101">Packet-part </text:p>
                    </text:list-item>
                    <text:list-item>
                      <text:p text:style-name="P101">16bit CRC </text:p>
                    </text:list-item>
                    <text:list-item>
                      <text:p text:style-name="P102">Til slutt en frame end delimiter </text:p>
                    </text:list-item>
                    <text:list-item>
                      <text:p text:style-name="P103">Noen protokoller indikerer lengden av pakken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0:13:54.996826072</meta:creation-date>
    <meta:generator>LibreOffice/5.1.6.2$Linux_X86_64 LibreOffice_project/10m0$Build-2</meta:generator>
    <dc:date>2019-03-11T11:43:26.320638934</dc:date>
    <meta:editing-duration>PT1H28M19S</meta:editing-duration>
    <meta:editing-cycles>147</meta:editing-cycles>
    <meta:document-statistic meta:table-count="0" meta:image-count="0" meta:object-count="0" meta:page-count="4" meta:paragraph-count="137" meta:word-count="1104" meta:character-count="6099" meta:non-whitespace-character-count="5170"/>
  </office:meta>
</office:document-meta>
</file>